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fo:color="#ce9178" style:font-name="Consolas" fo:font-size="10.5pt" fo:font-weight="normal" fo:background-color="#1e1e1e"/>
    </style:style>
    <style:style style:name="P7" style:family="paragraph" style:parent-style-name="Standard">
      <style:text-properties fo:color="#808080" style:font-name="Consolas" fo:font-size="10.5pt" fo:font-weight="normal" fo:background-color="#1e1e1e"/>
    </style:style>
    <style:style style:name="P8" style:family="paragraph" style:parent-style-name="Standard">
      <style:text-properties fo:color="#000000" style:font-name="Arial" fo:font-size="10.5pt" fo:font-weight="normal" fo:background-color="transparent"/>
    </style:style>
    <style:style style:name="P9" style:family="paragraph" style:parent-style-name="Standard" style:list-style-name="L1">
      <style:text-properties style:font-name="Arial"/>
    </style:style>
    <style:style style:name="P10" style:family="paragraph" style:parent-style-name="Standard" style:list-style-name="L2">
      <style:text-properties style:font-name="Arial"/>
    </style:style>
    <style:style style:name="P11" style:family="paragraph" style:parent-style-name="Standard" style:list-style-name="L3">
      <style:text-properties style:font-name="Arial"/>
    </style:style>
    <style:style style:name="P12" style:family="paragraph" style:parent-style-name="Standard" style:list-style-name="L4">
      <style:text-properties style:font-name="Arial"/>
    </style:style>
    <style:style style:name="P13" style:family="paragraph" style:parent-style-name="Standard" style:list-style-name="L5">
      <style:text-properties style:font-name="Arial"/>
    </style:style>
    <style:style style:name="P14" style:family="paragraph" style:parent-style-name="Standard" style:list-style-name="L11">
      <style:text-properties style:font-name="Arial"/>
    </style:style>
    <style:style style:name="P15" style:family="paragraph" style:parent-style-name="Standard" style:list-style-name="L3"/>
    <style:style style:name="P16" style:family="paragraph" style:parent-style-name="Standard" style:list-style-name="L7"/>
    <style:style style:name="P17" style:family="paragraph" style:parent-style-name="Standard" style:list-style-name="L7">
      <style:text-properties fo:color="#d4d4d4" style:font-name="Consolas" fo:font-size="10.5pt" fo:font-weight="normal" fo:background-color="#1e1e1e"/>
    </style:style>
    <style:style style:name="P18" style:family="paragraph" style:parent-style-name="Standard" style:list-style-name="L14">
      <style:text-properties fo:color="#d4d4d4" style:font-name="Consolas" fo:font-size="10.5pt" fo:font-weight="normal" fo:background-color="#1e1e1e"/>
    </style:style>
    <style:style style:name="P19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0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21" style:family="paragraph" style:parent-style-name="Standard" style:list-style-name="L18">
      <style:text-properties fo:color="#d4d4d4" style:font-name="Consolas" fo:font-size="10.5pt" fo:font-weight="normal" fo:background-color="#1e1e1e"/>
    </style:style>
    <style:style style:name="P22" style:family="paragraph" style:parent-style-name="Standard" style:list-style-name="L14">
      <style:text-properties fo:color="#d4d4d4" fo:background-color="#1e1e1e"/>
    </style:style>
    <style:style style:name="P23" style:family="paragraph" style:parent-style-name="Standard">
      <style:paragraph-properties style:line-height-at-least="0.503cm"/>
      <style:text-properties fo:color="#d4d4d4" fo:background-color="#1e1e1e"/>
    </style:style>
    <style:style style:name="P24" style:family="paragraph" style:parent-style-name="Standard" style:list-style-name="L11"/>
    <style:style style:name="P25" style:family="paragraph" style:parent-style-name="Standard" style:list-style-name="L12">
      <style:text-properties fo:color="#000000" style:font-name="Arial" fo:font-size="10.5pt" fo:font-weight="normal" fo:background-color="transparent"/>
    </style:style>
    <style:style style:name="P26" style:family="paragraph" style:parent-style-name="Standard" style:list-style-name="L12">
      <style:text-properties fo:color="#ce9178" style:font-name="Arial" fo:font-size="10.5pt" fo:font-weight="normal" fo:background-color="#1e1e1e"/>
    </style:style>
    <style:style style:name="P27" style:family="paragraph" style:parent-style-name="Standard" style:list-style-name="L11">
      <style:text-properties fo:color="#6a9955" style:font-name="Arial" fo:font-size="10.5pt" fo:font-weight="normal" fo:background-color="#1e1e1e"/>
    </style:style>
    <style:style style:name="P28" style:family="paragraph" style:parent-style-name="Standard" style:list-style-name="L14"/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>
        <style:tab-stops>
          <style:tab-stop style:position="0.684cm"/>
        </style:tab-stops>
      </style:paragraph-properties>
    </style:style>
    <style:style style:name="P43" style:family="paragraph" style:parent-style-name="Text_20_body" style:list-style-name="L18"/>
    <style:style style:name="P44" style:family="paragraph" style:parent-style-name="Text_20_body">
      <style:text-properties fo:font-weight="bold" style:font-weight-asian="bold" style:font-weight-complex="bold"/>
    </style:style>
    <style:style style:name="P45" style:family="paragraph" style:parent-style-name="Text_20_body" style:list-style-name="L19"/>
    <style:style style:name="P46" style:family="paragraph" style:parent-style-name="Text_20_body" style:list-style-name="L20"/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fo:font-size="10.5pt" fo:font-weight="normal"/>
    </style:style>
    <style:style style:name="T9" style:family="text">
      <style:text-properties fo:color="#ce9178" fo:font-size="10.5pt" fo:font-weight="normal" fo:background-color="#1e1e1e"/>
    </style:style>
    <style:style style:name="T10" style:family="text">
      <style:text-properties fo:color="#ce9178" fo:font-size="10.5pt" fo:font-weight="normal" fo:background-color="transparent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ce9178" style:font-name="Consolas" fo:font-size="10.5pt" fo:font-weight="normal" fo:background-color="#1e1e1e"/>
    </style:style>
    <style:style style:name="T13" style:family="text">
      <style:text-properties fo:color="#dcdcaa"/>
    </style:style>
    <style:style style:name="T14" style:family="text">
      <style:text-properties fo:color="#dcdcaa" fo:font-size="10.5pt" fo:font-weight="normal"/>
    </style:style>
    <style:style style:name="T15" style:family="text">
      <style:text-properties fo:color="#dcdcaa" fo:font-size="10.5pt" fo:font-weight="normal" fo:background-color="#1e1e1e"/>
    </style:style>
    <style:style style:name="T16" style:family="text">
      <style:text-properties fo:color="#dcdcaa" style:font-name="Consolas" fo:font-size="10.5pt" fo:font-weight="normal"/>
    </style:style>
    <style:style style:name="T17" style:family="text">
      <style:text-properties fo:color="#dcdcaa" style:font-name="Consolas" fo:font-size="10.5pt" fo:font-weight="normal" fo:background-color="#1e1e1e"/>
    </style:style>
    <style:style style:name="T18" style:family="text">
      <style:text-properties fo:color="#d4d4d4" fo:font-size="10.5pt" fo:font-weight="normal" fo:background-color="#1e1e1e"/>
    </style:style>
    <style:style style:name="T19" style:family="text">
      <style:text-properties fo:color="#d4d4d4" style:font-name="Consolas" fo:font-size="10.5pt" fo:font-weight="normal" fo:background-color="#1e1e1e"/>
    </style:style>
    <style:style style:name="T20" style:family="text">
      <style:text-properties fo:color="#d4d4d4" style:font-name="Consolas" fo:font-size="10.5pt" fo:font-weight="normal" fo:background-color="transparent"/>
    </style:style>
    <style:style style:name="T21" style:family="text">
      <style:text-properties fo:color="#569cd6"/>
    </style:style>
    <style:style style:name="T22" style:family="text">
      <style:text-properties fo:color="#569cd6" fo:font-size="10.5pt" fo:font-weight="normal"/>
    </style:style>
    <style:style style:name="T23" style:family="text">
      <style:text-properties fo:color="#569cd6" fo:font-size="10.5pt" fo:font-weight="normal" fo:background-color="#1e1e1e"/>
    </style:style>
    <style:style style:name="T24" style:family="text">
      <style:text-properties fo:color="#569cd6" style:font-name="Consolas" fo:font-size="10.5pt" fo:font-weight="normal"/>
    </style:style>
    <style:style style:name="T25" style:family="text">
      <style:text-properties fo:color="#569cd6" style:font-name="Consolas" fo:font-size="10.5pt" fo:font-weight="normal" fo:background-color="#1e1e1e"/>
    </style:style>
    <style:style style:name="T26" style:family="text">
      <style:text-properties fo:background-color="transparent"/>
    </style:style>
    <style:style style:name="T27" style:family="text">
      <style:text-properties fo:color="#000000" fo:font-size="10.5pt" fo:font-weight="normal" fo:background-color="transparent"/>
    </style:style>
    <style:style style:name="T28" style:family="text">
      <style:text-properties fo:color="#000000" style:font-name="Arial" fo:font-size="10.5pt" fo:font-weight="normal" fo:background-color="transparent"/>
    </style:style>
    <style:style style:name="T29" style:family="text">
      <style:text-properties fo:color="#000000" style:font-name="Arial" fo:font-size="11pt" fo:background-color="transparent" style:font-size-asian="11pt" style:font-size-complex="11pt"/>
    </style:style>
    <style:style style:name="T3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31" style:family="text">
      <style:text-properties fo:color="#000000" style:font-name="Consolas" fo:font-size="10.5pt" fo:font-weight="normal" fo:background-color="transparent"/>
    </style:style>
    <style:style style:name="T32" style:family="text">
      <style:text-properties fo:color="#000000" style:font-name="Arial2" fo:font-size="10.5pt" fo:font-weight="normal" fo:background-color="transparent"/>
    </style:style>
    <style:style style:name="T33" style:family="text">
      <style:text-properties fo:color="#000000" style:font-name="Arial2" fo:font-size="11pt" fo:font-weight="normal" fo:background-color="transparent" style:font-size-asian="11pt" style:font-size-complex="11pt"/>
    </style:style>
    <style:style style:name="T34" style:family="text">
      <style:text-properties fo:font-size="10.5pt" fo:font-weight="normal"/>
    </style:style>
    <style:style style:name="T35" style:family="text">
      <style:text-properties fo:font-size="10.5pt" fo:font-weight="normal" fo:background-color="transparent"/>
    </style:style>
    <style:style style:name="T36" style:family="text">
      <style:text-properties fo:color="#808080"/>
    </style:style>
    <style:style style:name="T37" style:family="text">
      <style:text-properties fo:color="#808080" fo:font-size="10.5pt" fo:font-weight="normal"/>
    </style:style>
    <style:style style:name="T38" style:family="text">
      <style:text-properties fo:color="#808080" style:font-name="Consolas" fo:font-size="10.5pt" fo:font-weight="normal"/>
    </style:style>
    <style:style style:name="T39" style:family="text">
      <style:text-properties fo:color="#808080" style:font-name="Consolas" fo:font-size="10.5pt" fo:font-weight="normal" fo:background-color="#1e1e1e"/>
    </style:style>
    <style:style style:name="T40" style:family="text">
      <style:text-properties fo:color="#4ec9b0"/>
    </style:style>
    <style:style style:name="T41" style:family="text">
      <style:text-properties fo:color="#4ec9b0" fo:font-size="10.5pt" fo:font-weight="normal"/>
    </style:style>
    <style:style style:name="T42" style:family="text">
      <style:text-properties fo:color="#4ec9b0" style:font-name="Consolas" fo:font-size="10.5pt" fo:font-weight="normal"/>
    </style:style>
    <style:style style:name="T43" style:family="text">
      <style:text-properties fo:color="#4ec9b0" style:font-name="Consolas" fo:font-size="10.5pt" fo:font-weight="normal" fo:background-color="#1e1e1e"/>
    </style:style>
    <style:style style:name="T44" style:family="text">
      <style:text-properties fo:color="#6a9955"/>
    </style:style>
    <style:style style:name="T45" style:family="text">
      <style:text-properties fo:color="#6a9955" fo:font-size="10.5pt" fo:font-weight="normal"/>
    </style:style>
    <style:style style:name="T46" style:family="text">
      <style:text-properties fo:color="#6a9955" style:font-name="Consolas" fo:font-size="10.5pt" fo:font-weight="normal"/>
    </style:style>
    <style:style style:name="T47" style:family="text">
      <style:text-properties fo:color="#4fc1ff"/>
    </style:style>
    <style:style style:name="T48" style:family="text">
      <style:text-properties fo:color="#4fc1ff" style:font-name="Consolas" fo:font-size="10.5pt" fo:font-weight="normal"/>
    </style:style>
    <style:style style:name="T49" style:family="text">
      <style:text-properties fo:color="#4fc1ff" style:font-name="Consolas" fo:font-size="10.5pt" fo:font-weight="normal" fo:background-color="#1e1e1e"/>
    </style:style>
    <style:style style:name="T50" style:family="text">
      <style:text-properties style:font-name="Arial"/>
    </style:style>
    <style:style style:name="T51" style:family="text">
      <style:text-properties style:font-name="Arial" fo:font-size="10.5pt" fo:font-weight="normal"/>
    </style:style>
    <style:style style:name="T52" style:family="text">
      <style:text-properties style:font-name="Arial" fo:font-size="12pt" style:font-size-asian="12pt" style:font-size-complex="12pt"/>
    </style:style>
    <style:style style:name="T53" style:family="text">
      <style:text-properties fo:color="#ff950e" style:font-name="Consolas" fo:font-size="10.5pt" fo:font-weight="normal" fo:background-color="#1e1e1e"/>
    </style:style>
    <style:style style:name="T54" style:family="text">
      <style:text-properties fo:color="#ff950e" style:font-name="Consolas" fo:font-size="10.5pt" fo:font-weight="normal" fo:background-color="transparent"/>
    </style:style>
    <style:style style:name="T55" style:family="text">
      <style:text-properties fo:color="#ff950e" fo:background-color="#1e1e1e"/>
    </style:style>
    <style:style style:name="T56" style:family="text">
      <style:text-properties fo:color="#c586c0"/>
    </style:style>
    <style:style style:name="T57" style:family="text">
      <style:text-properties fo:color="#c586c0" style:font-name="Consolas" fo:font-size="10.5pt" fo:font-weight="normal"/>
    </style:style>
    <style:style style:name="T58" style:family="text">
      <style:text-properties fo:color="#c586c0" style:font-name="Consolas" fo:font-size="10.5pt" fo:font-weight="normal" fo:background-color="#1e1e1e"/>
    </style:style>
    <style:style style:name="T59" style:family="text">
      <style:text-properties style:font-name="Consolas" fo:font-size="10.5pt" fo:font-weight="normal"/>
    </style:style>
    <style:style style:name="T60" style:family="text">
      <style:text-properties fo:font-variant="normal" fo:text-transform="none" style:font-name="Arial" fo:font-size="12pt" fo:font-style="normal" fo:font-weight="normal" fo:background-color="transparent" style:font-size-asian="12pt" style:font-size-complex="12pt"/>
    </style:style>
    <style:style style:name="T61" style:family="text">
      <style:text-properties fo:color="#b5cea8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9"># Debugging the server<text:tab/>1</text:p>
          <text:p text:style-name="P29">#Debugging the client<text:tab/>2</text:p>
          <text:p text:style-name="P29">#Use import but not required<text:tab/>4</text:p>
          <text:p text:style-name="P29">#Pitfalls with Reactivity<text:tab/>4</text:p>
          <text:p text:style-name="P29">#Pitfalls when using routes like /gallery/[page]<text:tab/>4</text:p>
          <text:p text:style-name="P29">#Loading data<text:tab/>5</text:p>
          <text:p text:style-name="P30">##page-params or searchparams<text:tab/>5</text:p>
          <text:p text:style-name="P30">##Loading non-static images or other files from outside the static-folder<text:tab/>6</text:p>
          <text:p text:style-name="P29">#Layouts<text:tab/>6</text:p>
          <text:p text:style-name="P30">##break out of layouts<text:tab/>6</text:p>
        </text:index-body>
      </text:table-of-content>
      <text:h text:style-name="Heading_20_1" text:outline-level="1"/>
      <text:h text:style-name="Heading_20_1" text:outline-level="1"># Debugging the server</text:h>
      <text:p text:style-name="Text_20_body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5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<text:soft-page-break/>--------------------------------------------</text:p>
      <text:list xml:id="list5460710198786197195" text:style-name="L1">
        <text:list-item>
          <text:p text:style-name="P9">use --inspect-brk to stop on start until debugger connect</text:p>
        </text:list-item>
        <text:list-item>
          <text:p text:style-name="P9">you should now be able to set breakpoints (but only in js/svelte-files <text:s/>that run on the server) and see the logger-output in the debug-console</text:p>
        </text:list-item>
        <text:list-item>
          <text:p text:style-name="P9">sometimes breakpoints are not registered, try to stop VITE and start again</text:p>
        </text:list-item>
      </text:list>
      <text:p text:style-name="P5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/text:p>
      <text:h text:style-name="Heading_20_1" text:outline-level="1">#Debugging the client</text:h>
      <text:p text:style-name="P5"/>
      <text:p text:style-name="P5">- add this to configuration in launch.json. You might need to adjust type to your browser.</text:p>
      <text:p text:style-name="P1">{</text:p>
      <text:p text:style-name="P2">                <text:span text:style-name="T3">"type"</text:span><text:span text:style-name="T34">: </text:span><text:span text:style-name="T8">"pwa-msedge"</text:span><text:span text:style-name="T34">,</text:span></text:p>
      <text:p text:style-name="P2">                <text:span text:style-name="T3">"name"</text:span><text:span text:style-name="T34">: </text:span><text:span text:style-name="T8">"http://localhost:5173/"</text:span><text:span text:style-name="T34">,</text:span></text:p>
      <text:p text:style-name="P2">                <text:span text:style-name="T3">"request"</text:span><text:span text:style-name="T34">: </text:span><text:span text:style-name="T8">"launch"</text:span><text:span text:style-name="T34">,</text:span></text:p>
      <text:p text:style-name="P2">                <text:span text:style-name="T3">"url"</text:span><text:span text:style-name="T34">: </text:span><text:span text:style-name="T8">"http://localhost:5173/"</text:span></text:p>
      <text:p text:style-name="P2">            <text:span text:style-name="T34">}</text:span></text:p>
      <text:p text:style-name="P5"/>
      <text:list xml:id="list7316805264711857459" text:style-name="L2">
        <text:list-item>
          <text:p text:style-name="P10">start VITE (in debugging or normal)</text:p>
        </text:list-item>
        <text:list-item>
          <text:p text:style-name="P10">start the launch-configuration, the webbrowser should open and show the start-page </text:p>
        </text:list-item>
        <text:list-item>
          <text:p text:style-name="P10">start debugger in browser and navigate to your +page.svelt. It should be possible to set breakpoints in clientside code here.</text:p>
        </text:list-item>
      </text:list>
      <text:p text:style-name="P5"/>
      <text:list xml:id="list7504807465013036069" text:style-name="L3">
        <text:list-item>
          <text:p text:style-name="P15"><text:span text:style-name="T50">Note: with Node v17 IP6 is preffered. That causes issues because debugger trys to connect with IP4. This will lead to errors and slow processing in debugger (</text:span><text:span text:style-name="T52">“</text:span><text:span text:style-name="Source_20_Text"><text:span text:style-name="T60">Could not read source map for http://localhost...</text:span></text:span><text:span text:style-name="T52">“</text:span><text:span text:style-name="T50">)</text:span></text:p>
          <text:p text:style-name="P11">Force IP6 in launch.json: <text:span text:style-name="T6">"url"</text:span><text:span text:style-name="T19">: </text:span><text:span text:style-name="T12">"http://[::1]:5173/"</text:span></text:p>
        </text:list-item>
        <text:list-item>
          <text:p text:style-name="P11"/>
        </text:list-item>
      </text:list>
      <text:p text:style-name="P5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5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3973080402771729369" text:style-name="L4">
        <text:list-item>
          <text:p text:style-name="P12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4626721728649028586" text:style-name="L5">
        <text:list-item>
          <text:p text:style-name="P13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5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5"/>
      <text:h text:style-name="Heading_20_1" text:outline-level="1">#Use import but not required</text:h>
      <text:list xml:id="list8094828723266994448" text:style-name="L6">
        <text:list-item>
          <text:p text:style-name="P31">Required is not supported by VITE which might cause issues with librarys using required internally. Workaround ?</text:p>
        </text:list-item>
      </text:list>
      <text:p text:style-name="Text_20_body">You can import diffeent things in *.svelte:</text:p>
      <text:list xml:id="list35331857" text:continue-numbering="true" text:style-name="L6">
        <text:list-item>
          <text:p text:style-name="P31">Import image(-path). The rendered html is “&lt;img src="/src/lib/assets/icon.png"&gt;”</text:p>
        </text:list-item>
      </text:list>
      <text:list xml:id="list9198635468595809726" text:style-name="L7">
        <text:list-item>
          <text:p text:style-name="P17"><text:span text:style-name="T56">&lt;script&gt; import</text:span> <text:span text:style-name="T2">Icon</text:span> <text:span text:style-name="T56">from</text:span> <text:span text:style-name="T7">"$lib/assets/icon.png"&lt;/script&gt;</text:span></text:p>
        </text:list-item>
        <text:list-item>
          <text:p text:style-name="P17"><text:span text:style-name="T36">&lt;</text:span><text:span text:style-name="T21">img</text:span> <text:span text:style-name="T2">src</text:span>=<text:span text:style-name="T21">{</text:span><text:span text:style-name="T47">Icon</text:span><text:span text:style-name="T21">}</text:span> <text:span text:style-name="T36">/&gt;</text:span></text:p>
        </text:list-item>
      </text:list>
      <text:p text:style-name="P6"/>
      <text:list xml:id="list35321651" text:continue-numbering="true" text:style-name="L7">
        <text:list-item>
          <text:p text:style-name="P32">Svelte will copy those linked images to your dist-package. So for a dynamic gallery you have to follow the non-static approach.</text:p>
        </text:list-item>
      </text:list>
      <text:p text:style-name="Text_20_body"/>
      <text:list xml:id="list6040804008806198888" text:style-name="L8">
        <text:list-item>
          <text:p text:style-name="P33">import style:</text:p>
        </text:list-item>
      </text:list>
      <text:list xml:id="list35336648" text:continue-list="list35321651" text:style-name="L7">
        <text:list-header>
          <text:p text:style-name="P16"><text:span text:style-name="Source_20_Text"><text:span text:style-name="T12">&lt;script&gt; import '$lib/styles/style.css'&lt;/script&gt;</text:span></text:span></text:p>
        </text:list-header>
      </text:list>
      <text:p text:style-name="P7"/>
      <text:list xml:id="list4208787011943730705" text:style-name="L9">
        <text:list-item>
          <text:p text:style-name="P34">import components:</text:p>
          <text:p text:style-name="P34"/>
        </text:list-item>
        <text:list-item>
          <text:p text:style-name="P34">import scripts:</text:p>
        </text:list-item>
      </text:list>
      <text:h text:style-name="Heading_20_1" text:outline-level="1">#Pitfalls with Reactivity</text:h>
      <text:p text:style-name="Text_20_body">##Reactivity is triggered by assignment</text:p>
      <text:list xml:id="list5022101379698591011" text:style-name="L10">
        <text:list-item>
          <text:p text:style-name="P35">if you modify an object or array, this will not trigger an update, as only assignment (=) triggers. Other array or object manipulations like push, slice wont be noticed.</text:p>
          <text:p text:style-name="P35">As a hack add a self-assignment: MyArray=MyArray;</text:p>
        </text:list-item>
        <text:list-item>
          <text:p text:style-name="P35">make sure that the reactive variable is on the left hand side:</text:p>
          <text:p text:style-name="P35">const obj = foo.bar; obj=”123”; //wont trigger update for foo</text:p>
        </text:list-item>
      </text:list>
      <text:h text:style-name="Heading_20_1" text:outline-level="1">#Pitfalls when using routes like /gallery/[page]</text:h>
      <text:p text:style-name="P5"/>
      <text:p text:style-name="P5">Lets assume you have a gallery-page with a paginator-component and thumbnails-component and you want to switch to different pages like /gallery/2:</text:p>
      <text:p text:style-name="P5"/>
      <text:list xml:id="list7458657505091953352" text:style-name="L11">
        <text:list-item>
          <text:p text:style-name="P14"><text:soft-page-break/>in the page connect the paginators page-switch-prop with a function to react on page-flip</text:p>
        </text:list-item>
        <text:list-item>
          <text:p text:style-name="P14">this function calls <text:span text:style-name="T15">goto</text:span><text:span text:style-name="T18">(</text:span><text:span text:style-name="T9">`/gallery/</text:span><text:span text:style-name="T23">${</text:span><text:span text:style-name="T4">route</text:span><text:span text:style-name="T23">}</text:span><text:span text:style-name="T9">`)</text:span><text:span text:style-name="T10"> </text:span><text:span text:style-name="T27">to reload the new page</text:span></text:p>
        </text:list-item>
        <text:list-item>
          <text:p text:style-name="P14">your page will be reloaded (not the page itself but the data) and you should see the data change.</text:p>
        </text:list-item>
        <text:list-item>
          <text:p text:style-name="P14">However, it might occur that your components dont update because they are not programmed in a reactive way, especially if they require function-calls:</text:p>
          <text:p text:style-name="P14">Maybe you have some function showThumbnails(data) in your thumbnails-comp. which is called in the scripts-section. Then you have to wrap that call into reactive statement or it will not be reevaluated on change of data!: <text:span text:style-name="T9">$:{showThumbnails(data);}</text:span></text:p>
        </text:list-item>
      </text:list>
      <text:list xml:id="list1942354309868052104" text:style-name="L12">
        <text:list-item>
          <text:p text:style-name="P25">note that invalidateAll will not solve your issue as it just related to loading the data</text:p>
          <text:p text:style-name="P26"/>
        </text:list-item>
      </text:list>
      <text:list xml:id="list35324363" text:continue-list="list7458657505091953352" text:style-name="L11">
        <text:list-item>
          <text:p text:style-name="P36">there are other suggestions that are bad design:</text:p>
        </text:list-item>
        <text:list-item>
          <text:p text:style-name="P36">force reconstruction of components with #key: This may mixup the pagelayout as the comp. Is injected in the main-slot?!</text:p>
          <text:p text:style-name="P27">{#key $page.url.pathname}</text:p>
        </text:list-item>
      </text:list>
      <text:p text:style-name="P2"><text:span text:style-name="T26">    <text:tab/></text:span><text:span text:style-name="T37">&lt;</text:span><text:span text:style-name="T41">ThumbsList</text:span><text:span text:style-name="T34"> </text:span><text:span text:style-name="T3">slot</text:span><text:span text:style-name="T34">=</text:span><text:span text:style-name="T8">"footer"</text:span><text:span text:style-name="T34"> </text:span><text:span text:style-name="T3">design</text:span><text:span text:style-name="T34">=</text:span><text:span text:style-name="T8">"top"</text:span><text:span text:style-name="T34"> </text:span><text:span text:style-name="T3">onclick</text:span><text:span text:style-name="T34">=</text:span><text:span text:style-name="T22">{</text:span><text:span text:style-name="T14">onthumb</text:span><text:span text:style-name="T22">}</text:span><text:span text:style-name="T34"> </text:span><text:span text:style-name="T3">data</text:span><text:span text:style-name="T34">=</text:span><text:span text:style-name="T22">{</text:span><text:span text:style-name="T3">data</text:span><text:span text:style-name="T22">}</text:span><text:span text:style-name="T34"> </text:span><text:span text:style-name="T35"><text:tab/></text:span><text:span text:style-name="T3">onpage</text:span><text:span text:style-name="T34">=</text:span><text:span text:style-name="T22">{</text:span><text:span text:style-name="T14">routeToPage</text:span><text:span text:style-name="T22">}</text:span><text:span text:style-name="T37">/&gt;</text:span></text:p>
      <text:p text:style-name="P2"><text:span text:style-name="T26">    <text:tab/></text:span><text:span text:style-name="T45">{/key}</text:span></text:p>
      <text:list xml:id="list35321972" text:continue-numbering="true" text:style-name="L11">
        <text:list-item>
          <text:p text:style-name="P24"><text:span text:style-name="T51">chain goto like </text:span><text:span text:style-name="T53">goto(`/`).then(()=&gt;</text:span><text:span text:style-name="T55"> </text:span><text:span text:style-name="T53">goto(`/browser/${route}`, {replaceState:replaceState,invalidateAll:true }))</text:span><text:span text:style-name="T54"> </text:span><text:span text:style-name="T28">to force full page reload. This is bad design as the whole page flickers.</text:span></text:p>
        </text:list-item>
      </text:list>
      <text:p text:style-name="P8"/>
      <text:h text:style-name="Heading_20_1" text:outline-level="1">#Loading data</text:h>
      <text:h text:style-name="Heading_20_2" text:outline-level="2">##page-params or searchparams</text:h>
      <text:p text:style-name="Text_20_body">If you have a nested page tree, you may simply use the page-params:</text:p>
      <text:list xml:id="list1012399993613653470" text:style-name="L13">
        <text:list-item>
          <text:p text:style-name="P37">Routes/blog/[slug]</text:p>
          <text:list>
            <text:list-item>
              <text:p text:style-name="P37">+page.server.js</text:p>
            </text:list-item>
            <text:list-item>
              <text:p text:style-name="P37">+page.svelte</text:p>
            </text:list-item>
          </text:list>
        </text:list-item>
      </text:list>
      <text:p text:style-name="Text_20_body">Slug is a property that can be used inside the load-function in page.server.js to load data</text:p>
      <text:p text:style-name="P3"><text:span text:style-name="T56">export</text:span> <text:span text:style-name="T21">function</text:span> <text:span text:style-name="T13">load</text:span>({ <text:span text:style-name="T2">params</text:span>,<text:span text:style-name="T2">setHeaders</text:span> }) {</text:p>
      <text:p text:style-name="P3">… ==params.slug <text:s text:c="2"/>… }</text:p>
      <text:p text:style-name="Text_20_body"/>
      <text:p text:style-name="Text_20_body">But if you have a lot of params that also might be optional, it might be easier to use url.searchParams:</text:p>
      <text:list xml:id="list798127649510589284" text:style-name="L14">
        <text:list-item>
          <text:p text:style-name="P38">on button press call goto:</text:p>
          <text:p text:style-name="P28"><text:span text:style-name="T17">goto</text:span><text:span text:style-name="T19">(</text:span><text:span text:style-name="T12">`/browser?path=</text:span><text:span text:style-name="T25">${</text:span><text:span text:style-name="T6">path</text:span><text:span text:style-name="T25">}</text:span><text:span text:style-name="T12">&amp;page=</text:span><text:span text:style-name="T25">${</text:span><text:span text:style-name="T6">pageNo</text:span><text:span text:style-name="T25">}</text:span><text:span text:style-name="T12">`</text:span><text:span text:style-name="T19">, { </text:span><text:span text:style-name="T6">replaceState:</text:span><text:span text:style-name="T49">replaceState</text:span><text:span text:style-name="T19">,</text:span><text:span text:style-name="T6">invalidateAll:</text:span><text:span text:style-name="T25">true</text:span><text:span text:style-name="T19"> })</text:span></text:p>
          <text:p text:style-name="P18"/>
        </text:list-item>
        <text:list-item>
          <text:p text:style-name="P38">or create a href with such url</text:p>
          <text:p text:style-name="P18"><text:span text:style-name="T36">&lt;</text:span><text:span text:style-name="T21">a</text:span> <text:span text:style-name="T2">href</text:span>=<text:span text:style-name="T7">"/browser?path=start”</text:span><text:span text:style-name="T36">&gt;</text:span>browser<text:span text:style-name="T36">&lt;/</text:span><text:span text:style-name="T21">a</text:span><text:span text:style-name="T36">&gt;</text:span></text:p>
          <text:p text:style-name="P38"/>
        </text:list-item>
        <text:list-item>
          <text:p text:style-name="P38">in load-function, check the url.serachParams</text:p>
          <text:p text:style-name="P18"><text:span text:style-name="T56">export</text:span> <text:span text:style-name="T21">async</text:span> <text:span text:style-name="T21">function</text:span> <text:span text:style-name="T13">load</text:span>(<text:span text:style-name="T2">event</text:span>) {</text:p>
        </text:list-item>
        <text:list-item>
          <text:p text:style-name="P22"><text:span text:style-name="T24">let</text:span><text:span text:style-name="T59"> </text:span><text:span text:style-name="T5">search</text:span><text:span text:style-name="T59"> = </text:span><text:span text:style-name="T5">event</text:span><text:span text:style-name="T59">.</text:span><text:span text:style-name="T5">url</text:span><text:span text:style-name="T59">.</text:span><text:span text:style-name="T5">searchParams</text:span><text:span text:style-name="T59">;</text:span></text:p>
        </text:list-item>
      </text:list>
      <text:p text:style-name="P4"><text:soft-page-break/><text:span text:style-name="T26">    <text:tab/></text:span><text:span text:style-name="T5">params</text:span><text:span text:style-name="T59">.</text:span><text:span text:style-name="T5">path</text:span><text:span text:style-name="T59">= </text:span><text:span text:style-name="T5">search</text:span><text:span text:style-name="T59">.</text:span><text:span text:style-name="T16">get</text:span><text:span text:style-name="T59">(</text:span><text:span text:style-name="T11">'path'</text:span><text:span text:style-name="T59">)||</text:span><text:span text:style-name="T11">""</text:span><text:span text:style-name="T59">; … </text:span></text:p>
      <text:list xml:id="list35319455" text:continue-numbering="true" text:style-name="L14">
        <text:list-header>
          <text:p text:style-name="P38"/>
        </text:list-header>
      </text:list>
      <text:h text:style-name="Heading_20_2" text:outline-level="2">##Loading non-static images or other files from outside the static-folder</text:h>
      <text:p text:style-name="Text_20_body">Solution#1 <text:s/>create API endpoint GET and use fetch from client</text:p>
      <text:p text:style-name="Text_20_body"/>
      <text:p text:style-name="Text_20_body"/>
      <text:p text:style-name="Text_20_body">Solution#2 <text:s/>use server-load<text:span text:style-name="T29"> and then</text:span><text:span text:style-name="T30"> in the page-load.</text:span></text:p>
      <text:p text:style-name="Text_20_body"/>
      <text:p text:style-name="Text_20_body">Notice that you have to use <text:span text:style-name="T30">createObjectURL to create a local URL as &lt;img.src&gt; requires an URI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/>
      <text:h text:style-name="Heading_20_1" text:outline-level="1">#Uploading data</text:h>
      <text:h text:style-name="Heading_20_2" text:outline-level="2">##With forms</text:h>
      <text:list xml:id="list5070721996539913914" text:style-name="L20">
        <text:list-item>
          <text:p text:style-name="P46">this form will trigger submit on &lt;ENTER&gt; and calls action “assign”</text:p>
        </text:list-item>
      </text:list>
      <text:p text:style-name="Standard"><text:span text:style-name="T39">&lt;</text:span><text:span text:style-name="T43">Form</text:span><text:span text:style-name="T19"> </text:span><text:span text:style-name="T6">name</text:span><text:span text:style-name="T19">=</text:span><text:span text:style-name="T12">"assignForm"</text:span><text:span text:style-name="T19"> </text:span><text:span text:style-name="T6">id</text:span><text:span text:style-name="T19">=</text:span><text:span text:style-name="T12">"assignForm"</text:span><text:span text:style-name="T19"> </text:span><text:span text:style-name="T6">method</text:span><text:span text:style-name="T19">=</text:span><text:span text:style-name="T12">"POST"</text:span><text:span text:style-name="T19"> </text:span><text:span text:style-name="T6">enctype</text:span><text:span text:style-name="T19">=</text:span><text:span text:style-name="T12">"multipart/form-data"</text:span><text:span text:style-name="T19"> </text:span><text:span text:style-name="T6">action</text:span><text:span text:style-name="T19">=</text:span><text:span text:style-name="T12">"?/assign"</text:span><text:span text:style-name="T19"> </text:span><text:span text:style-name="T39">&gt;</text:span></text:p>
      <text:p text:style-name="P4">    <text:span text:style-name="T38">&lt;</text:span><text:span text:style-name="T24">input</text:span><text:span text:style-name="T59"> </text:span><text:span text:style-name="T5">name</text:span><text:span text:style-name="T59">=</text:span><text:span text:style-name="T11">"idlist"</text:span><text:span text:style-name="T59"> </text:span><text:span text:style-name="T5">autocomplete</text:span><text:span text:style-name="T59">=</text:span><text:span text:style-name="T11">"off"</text:span><text:span text:style-name="T38">/&gt;</text:span></text:p>
      <text:p text:style-name="P19"><text:span text:style-name="T36">&lt;/</text:span><text:span text:style-name="T40">Form</text:span><text:span text:style-name="T36">&gt;</text:span></text:p>
      <text:p text:style-name="Text_20_body"/>
      <text:list xml:id="list3021330349397160975" text:style-name="L18">
        <text:list-item>
          <text:p text:style-name="P43">on submit, forms trigger action defined in +page.server.js:</text:p>
        </text:list-item>
      </text:list>
      <text:p text:style-name="Text_20_body"><text:span text:style-name="T19">import { </text:span><text:span text:style-name="T6">fail</text:span><text:span text:style-name="T19">,</text:span><text:span text:style-name="T6">error</text:span><text:span text:style-name="T19"> } </text:span><text:span text:style-name="T58">from</text:span><text:span text:style-name="T19"> </text:span><text:span text:style-name="T12">'@sveltejs/kit'</text:span><text:span text:style-name="T19">;</text:span></text:p>
      <text:p text:style-name="Text_20_body"><text:span text:style-name="T58">export</text:span><text:span text:style-name="T19"> </text:span><text:span text:style-name="T25">const</text:span><text:span text:style-name="T19"> </text:span><text:span text:style-name="T49">actions</text:span><text:span text:style-name="T19"> = {</text:span></text:p>
      <text:p text:style-name="P4"><text:span text:style-name="T16">upload</text:span><text:span text:style-name="T5">:</text:span><text:span text:style-name="T59"> </text:span><text:span text:style-name="T24">async</text:span><text:span text:style-name="T59"> (</text:span><text:span text:style-name="T5">event</text:span><text:span text:style-name="T59">) </text:span><text:span text:style-name="T24">=&gt;</text:span><text:span text:style-name="T59"> {</text:span></text:p>
      <text:p text:style-name="P4">      <text:span text:style-name="T24">let</text:span><text:span text:style-name="T59"> { </text:span><text:span text:style-name="T5">cookies</text:span><text:span text:style-name="T59">, </text:span><text:span text:style-name="T5">request</text:span><text:span text:style-name="T59">, </text:span><text:span text:style-name="T5">locals</text:span><text:span text:style-name="T59"> } =</text:span><text:span text:style-name="T5">event</text:span><text:span text:style-name="T59">;</text:span></text:p>
      <text:p text:style-name="P4">      <text:span text:style-name="T24">const</text:span><text:span text:style-name="T59"> </text:span><text:span text:style-name="T48">data</text:span><text:span text:style-name="T59"> = </text:span><text:span text:style-name="T57">await</text:span><text:span text:style-name="T59"> </text:span><text:span text:style-name="T5">request</text:span><text:span text:style-name="T59">.</text:span><text:span text:style-name="T16">formData</text:span><text:span text:style-name="T59">();</text:span></text:p>
      <text:p text:style-name="P4">      <text:span text:style-name="T24">const</text:span><text:span text:style-name="T59"> </text:span><text:span text:style-name="T48">dir</text:span><text:span text:style-name="T59"> = </text:span><text:span text:style-name="T16">decodeURIComponent</text:span><text:span text:style-name="T59">(</text:span><text:span text:style-name="T48">data</text:span><text:span text:style-name="T59">.</text:span><text:span text:style-name="T16">get</text:span><text:span text:style-name="T59">(</text:span><text:span text:style-name="T11">"dir"</text:span><text:span text:style-name="T59">));</text:span></text:p>
      <text:p text:style-name="P4">      <text:span text:style-name="T24">const</text:span><text:span text:style-name="T59"> </text:span><text:span text:style-name="T48">file</text:span><text:span text:style-name="T59"> = </text:span><text:span text:style-name="T48">data</text:span><text:span text:style-name="T59">.</text:span><text:span text:style-name="T16">get</text:span><text:span text:style-name="T59">(</text:span><text:span text:style-name="T11">'file'</text:span><text:span text:style-name="T59">); </text:span><text:span text:style-name="T46">// this is a file-stream</text:span></text:p>
      <text:p text:style-name="P4">      <text:span text:style-name="T57">try</text:span><text:span text:style-name="T59">{</text:span></text:p>
      <text:p text:style-name="P4">        <text:span text:style-name="T57">await</text:span><text:span text:style-name="T59"> </text:span><text:span text:style-name="T16">writeFile</text:span><text:span text:style-name="T59">(</text:span><text:span text:style-name="T11">`</text:span><text:span text:style-name="T24">${</text:span><text:span text:style-name="T48">IMGDIR</text:span><text:span text:style-name="T24">}</text:span><text:span text:style-name="T11">/</text:span><text:span text:style-name="T24">${</text:span><text:span text:style-name="T48">dir</text:span><text:span text:style-name="T24">}</text:span><text:span text:style-name="T11">/</text:span><text:span text:style-name="T24">${</text:span><text:span text:style-name="T48">file</text:span><text:span text:style-name="T59">.</text:span><text:span text:style-name="T5">name</text:span><text:span text:style-name="T24">}</text:span><text:span text:style-name="T11">`</text:span><text:span text:style-name="T59">, </text:span><text:span text:style-name="T48">file</text:span><text:span text:style-name="T59">.</text:span><text:span text:style-name="T16">stream</text:span><text:span text:style-name="T59">());    </text:span></text:p>
      <text:p text:style-name="P4">      <text:span text:style-name="T59">} </text:span><text:span text:style-name="T57">catch</text:span><text:span text:style-name="T59">(</text:span><text:span text:style-name="T5">err</text:span><text:span text:style-name="T59">) {</text:span></text:p>
      <text:p text:style-name="P4">        <text:span text:style-name="T57">throw</text:span><text:span text:style-name="T59"> </text:span><text:span text:style-name="T24">new</text:span><text:span text:style-name="T59"> </text:span><text:span text:style-name="T16">error</text:span><text:span text:style-name="T59">(</text:span><text:span text:style-name="T61">422</text:span><text:span text:style-name="T59">,</text:span><text:span text:style-name="T5">err</text:span><text:span text:style-name="T59">.</text:span><text:span text:style-name="T5">message</text:span><text:span text:style-name="T59">);</text:span></text:p>
      <text:p text:style-name="P4">         <text:span text:style-name="T46">// return fail(422, {</text:span></text:p>
      <text:p text:style-name="P4">         <text:span text:style-name="T46">//   description: `uploading file to ./${dir}/${file.name}`,</text:span></text:p>
      <text:p text:style-name="P4">         <text:span text:style-name="T46">//   error: error.message</text:span></text:p>
      <text:p text:style-name="P4">         <text:span text:style-name="T46">// });  this only works if form-submit is used but not with fetch?</text:span></text:p>
      <text:p text:style-name="P4">      <text:span text:style-name="T59">}</text:span></text:p>
      <text:p text:style-name="P4">      <text:span text:style-name="T57">return</text:span><text:span text:style-name="T59"> { </text:span><text:span text:style-name="T5">success:</text:span><text:span text:style-name="T59"> </text:span><text:span text:style-name="T24">true</text:span><text:span text:style-name="T59"> };</text:span></text:p>
      <text:p text:style-name="P4">    <text:span text:style-name="T59">}};</text:span></text:p>
      <text:list xml:id="list35328800" text:continue-numbering="true" text:style-name="L18">
        <text:list-header>
          <text:p text:style-name="P43"/>
        </text:list-header>
        <text:list-item>
          <text:p text:style-name="P43">you cannot specify actions in +layout.server.js</text:p>
        </text:list-item>
        <text:list-item>
          <text:p text:style-name="P43"><text:soft-page-break/>you can specify a function on:submit in &lt;FORM&gt; to check form-data before submission. Call <text:span text:style-name="T19">e.preventDefault();</text:span><text:span text:style-name="T33"> to supress submissio</text:span><text:span text:style-name="T32">n.</text:span></text:p>
          <text:p text:style-name="P21"><text:span text:style-name="T56">on</text:span>:<text:span text:style-name="T40">submit</text:span>=<text:span text:style-name="T21">{</text:span>(<text:span text:style-name="T2">e</text:span>)<text:span text:style-name="T21">=&gt;</text:span>{<text:span text:style-name="T13">validateMe</text:span>(<text:span text:style-name="T2">e</text:span>)}<text:span text:style-name="T21">}</text:span></text:p>
          <text:p text:style-name="P43"/>
        </text:list-item>
        <text:list-item>
          <text:p text:style-name="P43">when the action returns, this will trigger to reload the complete page and will set Url to the executed action (which will drop your searchparams :( ). </text:p>
          <text:p text:style-name="P43">Use redirect to work around this:</text:p>
        </text:list-item>
        <text:list-item>
          <text:p text:style-name="P43">You can return fail from action and evaluate form.fail in your page to display a error-indicator:</text:p>
          <text:p text:style-name="P43"/>
        </text:list-item>
        <text:list-item>
          <text:p text:style-name="P43">You can programmatically set or append data to a form and trigger submit.</text:p>
        </text:list-item>
      </text:list>
      <text:p text:style-name="P20"><text:span text:style-name="T44">function foo() {</text:span></text:p>
      <text:p text:style-name="P20"><text:span text:style-name="T21">let</text:span> <text:span text:style-name="T2">form</text:span>=<text:span text:style-name="T2">document</text:span>.<text:span text:style-name="T2">forms</text:span>[<text:span text:style-name="T7">"assignForm"</text:span>]; <text:span text:style-name="T44">//see form-node with this name</text:span></text:p>
      <text:p text:style-name="P4"><text:span text:style-name="T5">form</text:span><text:span text:style-name="T59">[</text:span><text:span text:style-name="T11">"idlist"</text:span><text:span text:style-name="T59">].</text:span><text:span text:style-name="T5">value</text:span><text:span text:style-name="T59">=</text:span><text:span text:style-name="T5">ids</text:span><text:span text:style-name="T59">;</text:span></text:p>
      <text:p text:style-name="P4"><text:span text:style-name="T5">form</text:span><text:span text:style-name="T59">.</text:span><text:span text:style-name="T16">submit</text:span><text:span text:style-name="T59">(); } </text:span></text:p>
      <text:p text:style-name="P44"/>
      <text:p text:style-name="P44">##With fetch</text:p>
      <text:list xml:id="list1173736931191826119" text:style-name="L19">
        <text:list-item>
          <text:p text:style-name="P45">you can trigger a fetch that calls those actions you have already created:</text:p>
          <text:p text:style-name="P45"><text:span text:style-name="T25">async</text:span><text:span text:style-name="T19"> </text:span><text:span text:style-name="T25">function</text:span><text:span text:style-name="T19"> </text:span><text:span text:style-name="T17">uploadItem</text:span><text:span text:style-name="T19">(</text:span><text:span text:style-name="T6">event</text:span><text:span text:style-name="T19">){</text:span></text:p>
        </text:list-item>
      </text:list>
      <text:p text:style-name="P4">        <text:span text:style-name="T24">let</text:span><text:span text:style-name="T59"> </text:span><text:span text:style-name="T5">formData</text:span><text:span text:style-name="T59"> = </text:span><text:span text:style-name="T24">new</text:span><text:span text:style-name="T59"> </text:span><text:span text:style-name="T42">FormData</text:span><text:span text:style-name="T59">(</text:span><text:span text:style-name="T5">document</text:span><text:span text:style-name="T59">.</text:span><text:span text:style-name="T16">getElementById</text:span><text:span text:style-name="T59">(</text:span><text:span text:style-name="T11">"uploadItem"</text:span><text:span text:style-name="T59">));</text:span></text:p>
      <text:p text:style-name="P4">        <text:span text:style-name="T46">//formData.set('idlist', ids); //could also .append</text:span></text:p>
      <text:p text:style-name="P4">        <text:span text:style-name="T5">formData</text:span><text:span text:style-name="T59">.</text:span><text:span text:style-name="T16">append</text:span><text:span text:style-name="T59">(</text:span><text:span text:style-name="T11">'dir'</text:span><text:span text:style-name="T59">, </text:span><text:span text:style-name="T5">path</text:span><text:span text:style-name="T59">); </text:span><text:span text:style-name="T46">//path as encodeUri</text:span></text:p>
      <text:p text:style-name="P4">        <text:span text:style-name="T24">let</text:span><text:span text:style-name="T59"> </text:span><text:span text:style-name="T5">url</text:span><text:span text:style-name="T59"> =</text:span><text:span text:style-name="T11">"?/upload"</text:span><text:span text:style-name="T59">; //this is the action from the CURRENT page</text:span></text:p>
      <text:p text:style-name="P4">        <text:span text:style-name="T24">let</text:span><text:span text:style-name="T59"> </text:span><text:span text:style-name="T5">res</text:span><text:span text:style-name="T59"> = </text:span><text:span text:style-name="T57">await</text:span><text:span text:style-name="T59"> </text:span><text:span text:style-name="T16">fetch</text:span><text:span text:style-name="T59">(</text:span><text:span text:style-name="T5">url</text:span><text:span text:style-name="T59">,{</text:span></text:p>
      <text:p text:style-name="P4">            <text:span text:style-name="T5">method:</text:span><text:span text:style-name="T59"> </text:span><text:span text:style-name="T11">'POST'</text:span><text:span text:style-name="T59">,</text:span></text:p>
      <text:p text:style-name="P4">            <text:span text:style-name="T5">body:</text:span><text:span text:style-name="T59"> </text:span><text:span text:style-name="T5">formData</text:span><text:span text:style-name="T59">,</text:span></text:p>
      <text:p text:style-name="P4">        <text:span text:style-name="T59">});</text:span></text:p>
      <text:p text:style-name="P4">        <text:span text:style-name="T24">let</text:span><text:span text:style-name="T59"> </text:span><text:span text:style-name="T5">status</text:span><text:span text:style-name="T59"> = </text:span><text:span text:style-name="T57">await</text:span><text:span text:style-name="T59"> </text:span><text:span text:style-name="T5">res</text:span><text:span text:style-name="T59">.</text:span><text:span text:style-name="T5">status</text:span><text:span text:style-name="T59">; </text:span></text:p>
      <text:p text:style-name="P4">        <text:span text:style-name="T24">let</text:span><text:span text:style-name="T59"> </text:span><text:span text:style-name="T5">response</text:span><text:span text:style-name="T59"> = </text:span><text:span text:style-name="T57">await</text:span><text:span text:style-name="T59"> </text:span><text:span text:style-name="T5">res</text:span><text:span text:style-name="T59">.</text:span><text:span text:style-name="T16">json</text:span><text:span text:style-name="T59">(); </text:span><text:span text:style-name="T46">//sveltekit.error is returned as json</text:span></text:p>
      <text:p text:style-name="P4">        <text:span text:style-name="T57">if</text:span><text:span text:style-name="T59"> (</text:span><text:span text:style-name="T5">status</text:span><text:span text:style-name="T59"> != </text:span><text:span text:style-name="T61">200</text:span><text:span text:style-name="T59">){</text:span></text:p>
      <text:p text:style-name="P4">            <text:span text:style-name="T16">alert</text:span><text:span text:style-name="T59">(</text:span><text:span text:style-name="T5">response</text:span><text:span text:style-name="T59">.</text:span><text:span text:style-name="T5">error</text:span><text:span text:style-name="T59">.</text:span><text:span text:style-name="T5">message</text:span><text:span text:style-name="T59">); </text:span></text:p>
      <text:p text:style-name="P4">        <text:span text:style-name="T59">} </text:span><text:span text:style-name="T57">else</text:span><text:span text:style-name="T59"> { </text:span><text:span text:style-name="T46">//reload page but keep url</text:span></text:p>
      <text:p text:style-name="P4">            <text:span text:style-name="T46">//location.reload(); this causes page to flicker because full reload</text:span></text:p>
      <text:p text:style-name="P4">            <text:span text:style-name="T16">goto</text:span><text:span text:style-name="T59">(</text:span><text:span text:style-name="T5">location</text:span><text:span text:style-name="T59">.</text:span><text:span text:style-name="T5">href</text:span><text:span text:style-name="T59">, { </text:span><text:span text:style-name="T5">replaceState:</text:span><text:span text:style-name="T24">true</text:span><text:span text:style-name="T59">,</text:span><text:span text:style-name="T5">invalidateAll:</text:span><text:span text:style-name="T24">true</text:span><text:span text:style-name="T59"> })   </text:span></text:p>
      <text:p text:style-name="P4">        <text:span text:style-name="T59">}</text:span></text:p>
      <text:p text:style-name="P4">    <text:span text:style-name="T59">}</text:span></text:p>
      <text:list xml:id="list35328094" text:continue-numbering="true" text:style-name="L19">
        <text:list-item>
          <text:p text:style-name="P45">Note that returning fail from the action does not work, you have to throw error and check result.status after fetch returns:</text:p>
        </text:list-item>
      </text:list>
      <text:h text:style-name="Heading_20_1" text:outline-level="1">#Layouts</text:h>
      <text:h text:style-name="Heading_20_2" text:outline-level="2">##break out of layouts</text:h>
      <text:p text:style-name="Text_20_body">Usually you have a global +layout.svelte but then you want to have a certain page in a different layout.</text:p>
      <text:p text:style-name="Text_20_body">Breaking out of layouts with +layout@.svelte is of no use then as you cannot break out from ROOT-layout. </text:p>
      <text:p text:style-name="Text_20_body"><text:soft-page-break/>You have those choices:</text:p>
      <text:p text:style-name="Text_20_body">a) nest your pages in different route groups: a directory-tree like this</text:p>
      <text:list xml:id="list8206641210806260342" text:style-name="L15">
        <text:list-item>
          <text:p text:style-name="P39">routes</text:p>
          <text:list>
            <text:list-item>
              <text:p text:style-name="P39">(group0)</text:p>
              <text:list>
                <text:list-item>
                  <text:p text:style-name="P39">about</text:p>
                  <text:list>
                    <text:list-item>
                      <text:p text:style-name="P39">+page.svelte</text:p>
                    </text:list-item>
                  </text:list>
                </text:list-item>
                <text:list-item>
                  <text:p text:style-name="P39">+layout.svelte</text:p>
                </text:list-item>
              </text:list>
            </text:list-item>
            <text:list-item>
              <text:p text:style-name="P39">(group1)</text:p>
              <text:list>
                <text:list-item>
                  <text:p text:style-name="P39">viewer</text:p>
                  <text:list>
                    <text:list-item>
                      <text:p text:style-name="P39">+layout.svelte</text:p>
                    </text:list-item>
                    <text:list-item>
                      <text:p text:style-name="P39">+page.svelte</text:p>
                    </text:list-item>
                  </text:list>
                </text:list-item>
              </text:list>
            </text:list-item>
          </text:list>
        </text:list-item>
      </text:list>
      <text:list xml:id="list4584241678727031283" text:style-name="L16">
        <text:list-item>
          <text:p text:style-name="P40">+layout.svelte</text:p>
        </text:list-item>
      </text:list>
      <text:list xml:id="list7750299834716511574" text:style-name="L17">
        <text:list-item>
          <text:p text:style-name="P41">+layout.svelte</text:p>
          <text:p text:style-name="P41"/>
          <text:p text:style-name="P42">about-pages uses group0layout and root-layout while viewer-page uses viewer-layout+group1-layout+root-layout. </text:p>
          <text:p text:style-name="P42">Note: You dont have to define a root-layout.</text:p>
          <text:p text:style-name="P4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8-12T15:08:55.98</dc:date>
    <dc:creator>jk jk</dc:creator>
    <meta:editing-duration>PT20H32M2S</meta:editing-duration>
    <meta:editing-cycles>17</meta:editing-cycles>
    <meta:generator>OpenOffice/4.1.11$Win32 OpenOffice.org_project/4111m1$Build-9808</meta:generator>
    <meta:document-statistic meta:table-count="0" meta:image-count="5" meta:object-count="0" meta:page-count="8" meta:paragraph-count="163" meta:word-count="1411" meta:character-count="9917"/>
  </office:meta>
</office:document-meta>
</file>